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741in" table:align="left"/>
    </style:style>
    <style:style style:name="Table1.A" style:family="table-column">
      <style:table-column-properties style:column-width="3.741in"/>
    </style:style>
    <style:style style:name="Table1.A1" style:family="table-cell">
      <style:table-cell-properties style:vertical-align="middle" fo:padding="0.0521in" fo:border="0.05pt solid #303030"/>
    </style:style>
    <style:style style:name="Table2" style:family="table">
      <style:table-properties style:width="1.8396in" table:align="left"/>
    </style:style>
    <style:style style:name="Table2.A" style:family="table-column">
      <style:table-column-properties style:column-width="1.8396in"/>
    </style:style>
    <style:style style:name="Table2.A1" style:family="table-cell">
      <style:table-cell-properties style:vertical-align="middle" fo:padding="0.0521in" fo:border="0.05pt solid #303030"/>
    </style:style>
    <style:style style:name="Table3" style:family="table">
      <style:table-properties style:width="1.9188in" table:align="left"/>
    </style:style>
    <style:style style:name="Table3.A" style:family="table-column">
      <style:table-column-properties style:column-width="1.9188in"/>
    </style:style>
    <style:style style:name="Table3.A1" style:family="table-cell">
      <style:table-cell-properties style:vertical-align="middle" fo:padding="0.0521in" fo:border="0.05pt solid #303030"/>
    </style:style>
    <style:style style:name="Table4" style:family="table">
      <style:table-properties style:width="4.1778in" table:align="left"/>
    </style:style>
    <style:style style:name="Table4.A" style:family="table-column">
      <style:table-column-properties style:column-width="0.5806in"/>
    </style:style>
    <style:style style:name="Table4.B" style:family="table-column">
      <style:table-column-properties style:column-width="3.5972in"/>
    </style:style>
    <style:style style:name="Table4.A1" style:family="table-cell">
      <style:table-cell-properties style:vertical-align="middle" fo:padding="0.0521in" fo:border="0.05pt solid #303030"/>
    </style:style>
    <style:style style:name="Table5" style:family="table">
      <style:table-properties style:width="0.9708in" table:align="left"/>
    </style:style>
    <style:style style:name="Table5.A" style:family="table-column">
      <style:table-column-properties style:column-width="0.5806in"/>
    </style:style>
    <style:style style:name="Table5.B" style:family="table-column">
      <style:table-column-properties style:column-width="0.3903in"/>
    </style:style>
    <style:style style:name="Table5.A1" style:family="table-cell">
      <style:table-cell-properties style:vertical-align="middle" fo:padding="0.0521in" fo:border="0.05pt solid #303030"/>
    </style:style>
    <style:style style:name="P1" style:family="paragraph" style:parent-style-name="Standard">
      <style:text-properties officeooo:rsid="000f16dc" officeooo:paragraph-rsid="000f16dc"/>
    </style:style>
    <style:style style:name="P2" style:family="paragraph" style:parent-style-name="Standard">
      <style:text-properties officeooo:rsid="000f2362" officeooo:paragraph-rsid="000f2362"/>
    </style:style>
    <style:style style:name="P3" style:family="paragraph" style:parent-style-name="Standard">
      <style:text-properties officeooo:paragraph-rsid="000f7d8a"/>
    </style:style>
    <style:style style:name="P4" style:family="paragraph" style:parent-style-name="Standard">
      <style:text-properties fo:font-variant="normal" fo:text-transform="none" fo:color="#000000" style:font-name="Liberation Serif" fo:font-size="12pt" fo:letter-spacing="normal" fo:font-style="normal" fo:font-weight="normal" officeooo:rsid="000f2362" officeooo:paragraph-rsid="000f2362" style:font-size-asian="12pt" style:font-weight-asian="normal" style:font-size-complex="12pt" style:font-weight-complex="normal"/>
    </style:style>
    <style:style style:name="P5" style:family="paragraph" style:parent-style-name="Standard">
      <style:text-properties officeooo:rsid="0010a7c9" officeooo:paragraph-rsid="0010a7c9"/>
    </style:style>
    <style:style style:name="P6" style:family="paragraph" style:parent-style-name="Standard">
      <style:text-properties officeooo:paragraph-rsid="000f2362"/>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margin-top="0in" fo:margin-bottom="0.1043in" loext:contextual-spacing="false" style:line-height-at-least="0.2083in" fo:text-align="justify" style:justify-single-word="false" fo:orphans="2" fo:widows="2" fo:text-indent="0in" style:auto-text-indent="false"/>
      <style:text-properties fo:font-variant="normal" fo:text-transform="none" fo:color="#303030" style:font-name="Roboto" fo:font-size="10.5pt" fo:letter-spacing="normal" fo:font-style="normal" fo:font-weight="normal"/>
    </style:style>
    <style:style style:name="P10" style:family="paragraph" style:parent-style-name="Preformatted_20_Text">
      <loext:graphic-properties draw:fill="solid" draw:fill-color="#f9f9f9" draw:opacity="100%"/>
      <style:paragraph-properties fo:margin-left="0in" fo:margin-right="0in" fo:orphans="2" fo:widows="2" fo:text-indent="0in" style:auto-text-indent="false" fo:background-color="#f9f9f9" fo:padding-left="0.1563in" fo:padding-right="0.1563in" fo:padding-top="0.1043in" fo:padding-bottom="0.1043in" fo:border="0.06pt solid #e6e6e6"/>
      <style:text-properties fo:font-variant="normal" fo:text-transform="none" fo:color="#303030" style:font-name="Consolas" fo:letter-spacing="normal" fo:font-style="normal" fo:font-weight="normal"/>
    </style:style>
    <style:style style:name="P11" style:family="paragraph" style:parent-style-name="Preformatted_20_Text">
      <loext:graphic-properties draw:fill="solid" draw:fill-color="#f9f9f9" draw:opacity="100%"/>
      <style:paragraph-properties fo:margin-left="0in" fo:margin-right="0in" fo:margin-top="0in" fo:margin-bottom="0.1965in" loext:contextual-spacing="false" fo:orphans="2" fo:widows="2" fo:text-indent="0in" style:auto-text-indent="false" fo:background-color="#f9f9f9" fo:padding-left="0.1563in" fo:padding-right="0.1563in" fo:padding-top="0.1043in" fo:padding-bottom="0.1043in" fo:border="0.06pt solid #e6e6e6"/>
      <style:text-properties fo:font-variant="normal" fo:text-transform="none" fo:color="#303030" style:font-name="Consolas" fo:letter-spacing="normal" fo:font-style="normal" fo:font-weight="normal"/>
    </style:style>
    <style:style style:name="P12" style:family="paragraph" style:parent-style-name="Heading_20_2">
      <style:paragraph-properties fo:margin-left="0in" fo:margin-right="0in" fo:margin-top="0.2083in" fo:margin-bottom="0.1043in" loext:contextual-spacing="false" fo:line-height="120%" fo:orphans="2" fo:widows="2" fo:text-indent="0in" style:auto-text-indent="false" fo:padding-left="0in" fo:padding-right="0in" fo:padding-top="0in" fo:padding-bottom="0.052in" fo:border-left="none" fo:border-right="none" fo:border-top="none" fo:border-bottom="0.06pt solid #cccccc"/>
      <style:text-properties fo:font-variant="normal" fo:text-transform="none" fo:color="#303030" style:font-name="Roboto" fo:font-size="15pt" fo:letter-spacing="normal" fo:font-style="normal" fo:font-weight="bold"/>
    </style:style>
    <style:style style:name="P13" style:family="paragraph" style:parent-style-name="Preformatted_20_Text">
      <loext:graphic-properties draw:fill="solid" draw:fill-color="#f9f9f9" draw:opacity="100%"/>
      <style:paragraph-properties fo:margin-top="0in" fo:margin-bottom="0.1965in" loext:contextual-spacing="false" fo:orphans="2" fo:widows="2" fo:background-color="#f9f9f9" fo:padding-left="0.1563in" fo:padding-right="0.1563in" fo:padding-top="0.1043in" fo:padding-bottom="0.1043in" fo:border="0.06pt solid #e6e6e6"/>
      <style:text-properties fo:font-variant="normal" fo:text-transform="none" fo:color="#303030" style:font-name="Consolas" fo:letter-spacing="normal" fo:font-style="normal" fo:font-weight="normal"/>
    </style:style>
    <style:style style:name="P14" style:family="paragraph" style:parent-style-name="Table_20_Contents">
      <style:text-properties fo:font-weight="bold"/>
    </style:style>
    <style:style style:name="P15" style:family="paragraph" style:parent-style-name="Standard">
      <style:text-properties fo:font-variant="normal" fo:text-transform="none" fo:color="#000000" style:font-name="Liberation Serif" fo:font-size="12pt" fo:letter-spacing="normal" fo:font-style="normal" fo:font-weight="normal" officeooo:rsid="000f2362" officeooo:paragraph-rsid="000f2362" style:font-size-asian="12pt" style:font-weight-asian="normal" style:font-size-complex="12pt" style:font-weight-complex="normal"/>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3f6d4" officeooo:paragraph-rsid="0013f6d4" style:font-size-asian="12pt" style:font-weight-asian="normal" style:font-size-complex="12pt"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31bef" officeooo:paragraph-rsid="000f7d8a" style:font-size-asian="12pt" style:font-weight-asian="normal" style:font-size-complex="12pt" style:font-weight-complex="normal"/>
    </style:style>
    <style:style style:name="P18" style:family="paragraph" style:parent-style-name="Text_20_body" style:list-style-name="L1">
      <style:paragraph-properties fo:margin-left="0in" fo:margin-right="0in" fo:margin-top="0.052in" fo:margin-bottom="0in" loext:contextual-spacing="false" fo:orphans="2" fo:widows="2" fo:text-indent="0in" style:auto-text-indent="false" fo:padding="0in" fo:border="none"/>
      <style:text-properties fo:font-variant="normal" fo:text-transform="none" fo:color="#303030" style:font-name="Roboto" fo:font-size="10.5pt" fo:letter-spacing="normal" fo:font-style="normal" fo:font-weight="normal"/>
    </style:style>
    <style:style style:name="P19" style:family="paragraph" style:parent-style-name="Text_20_body" style:list-style-name="L2">
      <style:paragraph-properties fo:margin-left="0in" fo:margin-right="0in" fo:margin-top="0.052in" fo:margin-bottom="0in" loext:contextual-spacing="false" fo:orphans="2" fo:widows="2" fo:text-indent="0in" style:auto-text-indent="false" fo:padding="0in" fo:border="none"/>
      <style:text-properties fo:font-variant="normal" fo:text-transform="none" fo:color="#303030" style:font-name="Roboto" fo:font-size="10.5pt" fo:letter-spacing="normal" fo:font-style="normal" fo:font-weight="normal"/>
    </style:style>
    <style:style style:name="P20" style:family="paragraph" style:parent-style-name="Text_20_body" style:list-style-name="L3">
      <style:paragraph-properties fo:margin-left="0in" fo:margin-right="0in" fo:margin-top="0.052in" fo:margin-bottom="0in" loext:contextual-spacing="false" fo:orphans="2" fo:widows="2" fo:text-indent="0in" style:auto-text-indent="false" fo:padding="0in" fo:border="none"/>
      <style:text-properties fo:font-variant="normal" fo:text-transform="none" fo:color="#303030" style:font-name="Roboto" fo:font-size="10.5pt" fo:letter-spacing="normal" fo:font-style="normal" fo:font-weight="normal"/>
    </style:style>
    <style:style style:name="P21" style:family="paragraph" style:parent-style-name="Text_20_body" style:list-style-name="L3">
      <style:paragraph-properties fo:margin-left="0in" fo:margin-right="0in" fo:margin-top="0.052in" fo:margin-bottom="0in" loext:contextual-spacing="false" fo:orphans="2" fo:widows="2" fo:text-indent="0in" style:auto-text-indent="false" fo:padding="0in" fo:border="none"/>
    </style:style>
    <style:style style:name="P22" style:family="paragraph" style:parent-style-name="Preformatted_20_Text" style:list-style-name="L3">
      <loext:graphic-properties draw:fill="solid" draw:fill-color="#f9f9f9" draw:opacity="100%"/>
      <style:paragraph-properties fo:margin-left="0in" fo:margin-right="0in" fo:margin-top="0.052in" fo:margin-bottom="0in" loext:contextual-spacing="false" fo:orphans="2" fo:widows="2" fo:text-indent="0in" style:auto-text-indent="false" fo:background-color="#f9f9f9" fo:padding="0.0209in" fo:border="0.06pt solid #e6e6e6"/>
      <style:text-properties fo:font-variant="normal" fo:text-transform="none" fo:color="#303030" style:font-name="Consolas" fo:font-size="10.5pt" fo:letter-spacing="normal" fo:font-style="normal" fo:font-weight="normal"/>
    </style:style>
    <style:style style:name="P23" style:family="paragraph" style:parent-style-name="Heading_20_2">
      <style:text-properties fo:font-variant="normal" fo:text-transform="none" fo:color="#000000" style:font-name="Liberation Serif" fo:font-size="12pt" fo:letter-spacing="normal" fo:font-style="normal" fo:font-weight="normal" officeooo:rsid="00131bef" officeooo:paragraph-rsid="000f7d8a" style:font-size-asian="12pt" style:font-weight-asian="normal" style:font-size-complex="12pt" style:font-weight-complex="normal"/>
    </style:style>
    <style:style style:name="T1" style:family="text">
      <style:text-properties officeooo:rsid="000f2362"/>
    </style:style>
    <style:style style:name="T2" style:family="text">
      <style:text-properties fo:font-variant="normal" fo:text-transform="none" fo:color="#000000" style:font-name="Liberation Serif" fo:font-size="12pt" fo:letter-spacing="normal" fo:font-weight="normal" officeooo:rsid="000f2362"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f2362"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f7d8a"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31bef"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f2362" style:text-blinking="false" fo:background-color="#ffffff" loext:char-shading-value="0" style:font-size-asian="12pt" style:font-weight-asian="normal" style:font-size-complex="12pt" style:font-weight-complex="normal"/>
    </style:style>
    <style:style style:name="T9" style:family="text">
      <style:text-properties fo:font-variant="normal" fo:text-transform="none" fo:color="#303030" style:font-name="Roboto" fo:font-size="10.5pt" fo:letter-spacing="normal" fo:font-style="normal" fo:font-weight="normal"/>
    </style:style>
    <style:style style:name="T10" style:family="text">
      <style:text-properties fo:font-variant="normal" fo:text-transform="none" fo:color="#303030" style:font-name="Roboto" fo:font-size="10.5pt" fo:letter-spacing="normal" fo:font-style="normal" fo:font-weight="bold"/>
    </style:style>
    <style:style style:name="T11" style:family="text">
      <style:text-properties fo:font-variant="normal" fo:text-transform="none" fo:color="#303030" style:font-name="Roboto" fo:font-size="10.5pt" fo:letter-spacing="normal" fo:font-style="italic" fo:font-weight="normal"/>
    </style:style>
    <style:style style:name="T12" style:family="text">
      <style:text-properties fo:font-variant="normal" fo:text-transform="none" fo:color="#303030" fo:letter-spacing="normal"/>
    </style:style>
    <style:style style:name="T13" style:family="text">
      <style:text-properties fo:font-variant="normal" fo:text-transform="none" fo:color="#3487bc" style:font-name="Roboto" fo:font-size="10.5pt" fo:letter-spacing="normal" fo:font-style="normal" style:text-underline-style="solid" style:text-underline-width="auto" style:text-underline-color="font-color" fo:font-weight="normal" fo:background-color="#ffffff" loext:char-shading-value="0"/>
    </style:style>
    <style:style style:name="T14" style:family="text">
      <style:text-properties fo:font-variant="normal" fo:text-transform="none" fo:color="#3487bc" style:font-name="Roboto" fo:font-size="10.5pt" fo:letter-spacing="normal" fo:font-style="normal" style:text-underline-style="solid" style:text-underline-width="auto" style:text-underline-color="font-color" fo:font-weight="normal" fo:background-color="transparent" loext:char-shading-value="0"/>
    </style:style>
    <style:style style:name="T15" style:family="text">
      <style:text-properties fo:font-variant="normal" fo:text-transform="none" fo:color="#3487bc" style:font-name="Roboto" fo:font-size="10.5pt" fo:letter-spacing="normal" fo:font-style="normal" style:text-underline-style="solid" style:text-underline-width="auto" style:text-underline-color="font-color" fo:font-weight="bold" fo:background-color="transparent" loext:char-shading-value="0"/>
    </style:style>
    <style:style style:name="T16" style:family="text">
      <style:text-properties fo:color="#000000" style:font-name="Liberation Serif" fo:font-size="12pt" fo:font-weight="normal" officeooo:rsid="000f2362" style:font-size-asian="12pt" style:font-weight-asian="normal" style:font-size-complex="12pt" style:font-weight-complex="normal"/>
    </style:style>
    <style:style style:name="T17" style:family="text">
      <style:text-properties officeooo:rsid="00131bef"/>
    </style:style>
    <style:style style:name="T18" style:family="text">
      <style:text-properties fo:font-weight="bold"/>
    </style:style>
    <style:style style:name="T19" style:family="text">
      <style:text-properties fo:font-style="italic"/>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1) : </text:p>
      <text:p text:style-name="P1"/>
      <text:p text:style-name="P1">$whoami </text:p>
      <text:p text:style-name="P1">réponse: a //<text:span text:style-name="T1">nom tuilisateur de l’ordinateur</text:span></text:p>
      <text:p text:style-name="P1"/>
      <text:p text:style-name="P5">Répertoire etc/passwd <text:span text:style-name="T17">in passwd file</text:span></text:p>
      <text:p text:style-name="P1"/>
      <text:p text:style-name="P1">$id</text:p>
      <text:p text:style-name="P2">réponse: uid=1000(a) gid=1000(a) groups=1000(a),4(adm),24(cdrom),27(sudo),30(dip),46(plugdev),118(lpadmin),126(sambashare)</text:p>
      <text:p text:style-name="P6"><text:span text:style-name="T16">//</text:span><text:span text:style-name="T2"> </text:span><text:span text:style-name="T3">un programme des </text:span><text:span text:style-name="T7"><text:s/></text:span><text:span text:style-name="T3">de </text:span><text:a xlink:type="simple" xlink:href="https://fr.wikipedia.org/wiki/Type_Unix" text:style-name="Internet_20_link" text:visited-style-name="Visited_20_Internet_20_Link">t</text:a><text:span text:style-name="T4">ype Unix</text:span><text:span text:style-name="T7"> </text:span><text:span text:style-name="T3">qui sert à afficher à l’écran l’</text:span><text:a xlink:type="simple" xlink:href="https://fr.wikipedia.org/wiki/User_identifier" text:style-name="Internet_20_link" text:visited-style-name="Visited_20_Internet_20_Link"><text:span text:style-name="T7">identifiant </text:span></text:a><text:span text:style-name="T8">utilisateur </text:span><text:span text:style-name="T3">(abrégé en UID) du compte l’ayant invoqu</text:span><text:span text:style-name="T4">er.</text:span></text:p>
      <text:p text:style-name="P4"/>
      <text:p text:style-name="P16">La commande donne le <text:s/>GUID et UID des applications. </text:p>
      <text:p text:style-name="P4"/>
      <text:p text:style-name="P3"><text:span text:style-name="T4">R</text:span><text:span text:style-name="T5">epertoire etc/group , </text:span><text:span text:style-name="T6">in group file</text:span></text:p>
      <text:p text:style-name="P17"/>
      <text:p text:style-name="P17"><text:a xlink:type="simple" xlink:href="https://www.commentcamarche.net/contents/646-linux-gestion-des-utilisateurs" text:style-name="Internet_20_link" text:visited-style-name="Visited_20_Internet_20_Link">https://www.commentcamarche.net/contents/646-linux-gestion-des-utilisateurs</text:a></text:p>
      <text:p text:style-name="P17"/>
      <text:h text:style-name="P23" text:outline-level="2">Premier pas de l'administrateur</text:h>
      <text:p text:style-name="P9">Lorsque diverses personnes ont accès à un système, il est nécessaire que l'administrateur système gère les utilisateurs. Pour ceci, les commandes usuelles et les fichiers à configurer doivent être connus. </text:p>
      <text:p text:style-name="P9">Les fichiers importants à connaître sont :</text:p>
      <text:list xml:id="list4212023403" text:style-name="L1">
        <text:list-item>
          <text:p text:style-name="P18">le fichier <text:span text:style-name="T18">/etc/passwd</text:span></text:p>
        </text:list-item>
        <text:list-item>
          <text:p text:style-name="P18">le fichier <text:span text:style-name="T18">/etc/group</text:span></text:p>
        </text:list-item>
      </text:list>
      <text:p text:style-name="P7"><text:bookmark text:name="le-fichier-etc-passwd"/></text:p>
      <text:h text:style-name="P12" text:outline-level="2">Le fichier /etc/passwd</text:h>
      <text:p text:style-name="P9">Le fichier <text:span text:style-name="T18">/etc/passwd</text:span> contient toutes les informations relatives aux utilisateurs (login, mots de passe, ...). Seul le superutilisateur (root) doit pouvoir le modifier. Il faut donc modifier les droits de ce fichier de façon à ce qu'il soit en lecture seule pour les autres utilisateurs. </text:p>
      <text:p text:style-name="P9">Ce fichier possède un format spécial permettant de repérer chaque utilisateur, <text:line-break/>chacune de ses lignes possède le format suivant: </text:p>
      <text:p text:style-name="P10">nom_du_compte : mot_de_passe : numero_utilisateur : numero_de_groupe</text:p>
      <text:p text:style-name="P13">: commentaire : répertoire : programme_de_demarrage</text:p>
      <text:p text:style-name="P8"><text:line-break/><text:line-break/><text:span text:style-name="T9">Sept champs sont explicités séparés par le caractère "</text:span><text:span text:style-name="T10">:</text:span><text:span text:style-name="T9">" :</text:span></text:p>
      <text:list xml:id="list852620049" text:style-name="L2">
        <text:list-item>
          <text:p text:style-name="P19">le <text:span text:style-name="T18">nom du compte</text:span> de l'utilisateur</text:p>
        </text:list-item>
        <text:list-item>
          <text:p text:style-name="P19">le <text:span text:style-name="T18">mot de passe</text:span> de l'utilisateur (codé bien sûr)</text:p>
        </text:list-item>
        <text:list-item>
          <text:p text:style-name="P19"><text:soft-page-break/>l'<text:span text:style-name="T18">entier</text:span> qui identifie <text:span text:style-name="T18">l'utilisateur</text:span> pour le système d'exploitation (UID=User ID, identifiant utilisateur)</text:p>
        </text:list-item>
        <text:list-item>
          <text:p text:style-name="P19">l'<text:span text:style-name="T18">entier</text:span> qui identifie le <text:span text:style-name="T18">groupe</text:span> de l'utilisateur (GID=Group ID, identifiant de groupe)</text:p>
        </text:list-item>
        <text:list-item>
          <text:p text:style-name="P19">le <text:span text:style-name="T18">commentaire</text:span> dans lequel on peut retrouver des informations sur l'utilisateur ou simplement son nom réel</text:p>
        </text:list-item>
        <text:list-item>
          <text:p text:style-name="P19">le <text:span text:style-name="T18">répertoire de connexion</text:span> qui est celui dans lequel il se trouve après s'être connecté au système</text:p>
        </text:list-item>
        <text:list-item>
          <text:p text:style-name="P19">la <text:span text:style-name="T18">commande</text:span> est celle exécutée <text:span text:style-name="T18">après connexion </text:span>au système (c'est fréquemment un interpréteur de commandes)</text:p>
        </text:list-item>
      </text:list>
      <text:p text:style-name="Text_20_body"/>
      <text:p text:style-name="P9">Voici un exemple de fichier <text:span text:style-name="T18">passwd</text:span> : </text:p>
      <table:table table:name="Table1" table:style-name="Table1">
        <table:table-column table:style-name="Table1.A"/>
        <table:table-row>
          <table:table-cell table:style-name="Table1.A1" office:value-type="string">
            <text:p text:style-name="P14">root:x:0:0:root:/root:/bin/bash</text:p>
          </table:table-cell>
        </table:table-row>
        <table:table-row>
          <table:table-cell table:style-name="Table1.A1" office:value-type="string">
            <text:p text:style-name="P14">bin:x:1:1:bin:/bin:/bin/bash</text:p>
          </table:table-cell>
        </table:table-row>
        <table:table-row>
          <table:table-cell table:style-name="Table1.A1" office:value-type="string">
            <text:p text:style-name="P14">daemon:x:2:2:daemon:/sbin:/bin/bash</text:p>
          </table:table-cell>
        </table:table-row>
        <table:table-row>
          <table:table-cell table:style-name="Table1.A1" office:value-type="string">
            <text:p text:style-name="P14">news:x:9:13:News system:/etc/news:/bin/bash</text:p>
          </table:table-cell>
        </table:table-row>
        <table:table-row>
          <table:table-cell table:style-name="Table1.A1" office:value-type="string">
            <text:p text:style-name="P14">uucp:x:10:14::/var/lib/uucp/taylor_config:/bin/bash</text:p>
          </table:table-cell>
        </table:table-row>
        <table:table-row>
          <table:table-cell table:style-name="Table1.A1" office:value-type="string">
            <text:p text:style-name="P14">cquoi:x:500:100:Cool......:/home/cquoi:/bin/bash</text:p>
          </table:table-cell>
        </table:table-row>
      </table:table>
      <text:p text:style-name="Text_20_body"><text:line-break/><text:line-break/></text:p>
      <text:p text:style-name="P9">Il est important de savoir que les mots de passe situés dans ce fichier sont chiffrés. <text:line-break/>Il est donc inutile de l'éditer et de remplacer le champ <text:span text:style-name="T18">mot_de_passe</text:span> en tapant directement le mot de passe, cela conduirait uniquement au blocage du compte. Lorsqu'un utilisateur se connecte, le programme login compare le mot de passe tapé par l'utilisateur (après l'avoir chiffré) à celui qui est dans le fichier passwd. Si ils sont différents, la connexion ne peut être établie. Pour interdire l'utilisation, il suffit de remplacer le mot de passe chiffré par une étoile : "<text:span text:style-name="T18">*</text:span>". <text:line-break/><text:line-break/>Les accès à un compte peuvent éventuellement être ouverts en laissant le champ <text:span text:style-name="T18">mot_de_passe</text:span>vide. Toute personne voulant se connecter avec ce compte pourra alors le faire. Pour pouvoir modifier le mot de passe d'un compte grâce à la commande <text:span text:style-name="T18">passwd</text:span>, il faut être soit administrateur systême, soit propriétaire du compte (le système demandera alors à l'utilisateur d'entrer l'ancien mot de passe avant de lui demander d'enter 2 fois son nouveau mot de passe). </text:p>
      <text:p text:style-name="P9"><text:span text:style-name="T18">UID</text:span> : identifiant (unique) de chaque compte utilisateur. Les nombres de 0 à 99 sont fréquemment réservés à des comptes propres à la machine. <text:line-break/>Les valeurs supérieures à 100 sont elles réservées aux comptes utilisateurs. <text:line-break/></text:p>
      <text:p text:style-name="P9"><text:span text:style-name="T18">GID</text:span> : identifiant de groupe. Le groupe par défaut (nommé <text:span text:style-name="T18">group</text:span>) porte le numéro 50. Cet identifiant est utilisé en relation avec <text:line-break/>les droits d'accès aux fichiers. Cette question ne vous préoccupera que si votre système comporte plus d'un seul groupe d'utilisateurs. (Il faudra alors se préoccuper du fichier <text:span text:style-name="T18">/etc/</text:span><text:soft-page-break/><text:span text:style-name="T18">group</text:span>. <text:line-break/></text:p>
      <text:p text:style-name="P9">Il est possible à partir du Shell de modifier l'interpréteur de commandes. Pour ceci, il faut utiliser la commande <text:span text:style-name="T18">chsh</text:span> ou alors <text:span text:style-name="T18">passwd -s</text:span>. Linux cherche alors dans le fichier <text:span text:style-name="T18">/etc/shells</text:span> le programme que vous avez spécifié. Seules les commandes présentes dans ce fichier seront acceptées et remplaceront la valeur actuelle du champ <text:span text:style-name="T18">programme_de_demarrage</text:span>. Ces restrictions ne s'appliquent pas au compte du superutilisateur. <text:line-break/><text:line-break/>Assurez-vous que les droits d'accès du fichier <text:span text:style-name="T18">/etc/shells</text:span> sont les mêmes que pour le fichier <text:span text:style-name="T18">/etc/passwd</text:span>. Le superutilisateur ne se nomme pas obligatoirement <text:span text:style-name="T18">root</text:span>. Pour le changer, il suffit de remplacer le nom du compte root par celui désiré. <text:line-break/><text:line-break/>Un compte privilégié est un compte dont l'identifiant (UID, User ID) vaut zéro. <text:bookmark text:name="le-fichier-etc-group"/></text:p>
      <text:h text:style-name="P12" text:outline-level="2">Le fichier /etc/group</text:h>
      <text:p text:style-name="P9">Le fichier <text:span text:style-name="T18">/etc/group</text:span> contient la liste des utilisateurs appartenant aux différents groupes. En effet, lorsque de nombreux utilisateurs peuvent avoir accès au système, ceux-ci sont fréquemment rassemblés en différents groupes ayant chacun leurs propres droits d'accès aux fichiers et aux répertoires. </text:p>
      <text:p text:style-name="P9">Il se compose de différents champs séparés par "<text:span text:style-name="T18">:</text:span>" : </text:p>
      <text:p text:style-name="P11">nom_de_groupe : champ_special : numero_de_groupe : membre1, membre2</text:p>
      <text:p text:style-name="P8"><text:line-break/><text:line-break/><text:span text:style-name="T9">Le champ spécial est fréquemment vide. </text:span><text:line-break/><text:line-break/><text:span text:style-name="T9">Le numéro de groupe est le numéro qui fait le lien entre les fichiers /etc/group et </text:span><text:a xlink:type="simple" xlink:href="https://www.commentcamarche.net/contents/#passwd" text:style-name="Internet_20_link" text:visited-style-name="Visited_20_Internet_20_Link"><text:span text:style-name="T13">/etc/passwd</text:span></text:a><text:span text:style-name="T12"> </text:span><text:line-break/></text:p>
      <text:p text:style-name="P9">Voici un exemple de fichier <text:span text:style-name="T18">/etc/group</text:span> : </text:p>
      <table:table table:name="Table2" table:style-name="Table2">
        <table:table-column table:style-name="Table2.A"/>
        <table:table-row>
          <table:table-cell table:style-name="Table2.A1" office:value-type="string">
            <text:p text:style-name="P14">root:x:0:root</text:p>
          </table:table-cell>
        </table:table-row>
        <table:table-row>
          <table:table-cell table:style-name="Table2.A1" office:value-type="string">
            <text:p text:style-name="P14">bin:x:1:root,bin,daemon</text:p>
          </table:table-cell>
        </table:table-row>
        <table:table-row>
          <table:table-cell table:style-name="Table2.A1" office:value-type="string">
            <text:p text:style-name="P14">daemon:x:2:</text:p>
          </table:table-cell>
        </table:table-row>
        <table:table-row>
          <table:table-cell table:style-name="Table2.A1" office:value-type="string">
            <text:p text:style-name="P14">tty:x:5:</text:p>
          </table:table-cell>
        </table:table-row>
        <table:table-row>
          <table:table-cell table:style-name="Table2.A1" office:value-type="string">
            <text:p text:style-name="P14">disk:x:6:</text:p>
          </table:table-cell>
        </table:table-row>
        <table:table-row>
          <table:table-cell table:style-name="Table2.A1" office:value-type="string">
            <text:p text:style-name="P14">lp:x:7:</text:p>
          </table:table-cell>
        </table:table-row>
        <table:table-row>
          <table:table-cell table:style-name="Table2.A1" office:value-type="string">
            <text:p text:style-name="P14">wwwadmin:x:8:</text:p>
          </table:table-cell>
        </table:table-row>
        <table:table-row>
          <table:table-cell table:style-name="Table2.A1" office:value-type="string">
            <text:p text:style-name="P14">kmem:x:9:</text:p>
          </table:table-cell>
        </table:table-row>
        <text:soft-page-break/>
        <table:table-row>
          <table:table-cell table:style-name="Table2.A1" office:value-type="string">
            <text:p text:style-name="P14">wheel:x:10:</text:p>
          </table:table-cell>
        </table:table-row>
        <table:table-row>
          <table:table-cell table:style-name="Table2.A1" office:value-type="string">
            <text:p text:style-name="P14">mail:x:12:cyrus</text:p>
          </table:table-cell>
        </table:table-row>
        <table:table-row>
          <table:table-cell table:style-name="Table2.A1" office:value-type="string">
            <text:p text:style-name="P14">news:x:13:news</text:p>
          </table:table-cell>
        </table:table-row>
      </table:table>
      <text:p text:style-name="Text_20_body"><text:line-break/></text:p>
      <text:list xml:id="list3911242584" text:style-name="L3">
        <text:list-item>
          <text:p text:style-name="P20">Lorsque l'on utilise la commande <text:span text:style-name="T19">ls</text:span> avec l'option -l, le numéro de groupe est affiché avec le numéro de l'utilisateur à qui appartient le fichier (ou le répertoire). Ce numéro unique correspond à un nom de groupe unique (souvent 8 caractères max.).</text:p>
        </text:list-item>
        <text:list-item>
          <text:p text:style-name="P21"><text:span text:style-name="T9">Un même utilisateur peut apparaître dans plusieurs groupes. Lorsqu'il se connecte au système, il appartient au groupe spécifié dans le fichier </text:span><text:a xlink:type="simple" xlink:href="https://www.commentcamarche.net/contents/attaques/passwd.html" text:style-name="Internet_20_link" text:visited-style-name="Visited_20_Internet_20_Link"><text:span text:style-name="T15">/etc/passwd</text:span></text:a><text:span text:style-name="T9"> (le champ GID). Il peut en changer à l'aide de la commande </text:span><text:span text:style-name="T11">newgrp</text:span><text:span text:style-name="T9">. Des droits d'accès aux fichiers sont alors définis.</text:span></text:p>
        </text:list-item>
        <text:list-item>
          <text:p text:style-name="P20">Les protections du fichier doivent empêcher sa modification par les utilisateurs non privilégiés.</text:p>
        </text:list-item>
        <text:list-item>
          <text:p text:style-name="P20">Pour ajouter un groupe, l'administrateur peut modifier le fichier <text:span text:style-name="T19">/etc/group</text:span> à l'aide d'un éditeur de texte. Il peut également utiliser la commande <text:span text:style-name="T18">addgroup</text:span> ou <text:span text:style-name="T18">groupadd</text:span> (pas toujours présentes). Dans le premier cas, il aura uniquement la ou les lignes correspondant aux groupes, à ajouter. Par exemple, la ligne : </text:p>
          <text:p text:style-name="P22">admin : : 56 : ccm</text:p>
        </text:list-item>
        <text:list-item>
          <text:p text:style-name="P20">Pour ajouter un utilisateur à un groupe, il suffit d'éditer le fichier <text:span text:style-name="T19">/etc/group</text:span> et de rajouter ce nom au bout de la ligne en séparant le nom des membres par une virgule.</text:p>
        </text:list-item>
        <text:list-item>
          <text:p text:style-name="P21"><text:span text:style-name="T9">Pour supprimer un groupe, il suffit d'éditer le fichier </text:span><text:span text:style-name="T11">/etc/group</text:span><text:span text:style-name="T9"> et d'effacer la ligne correspondante. Mais attention, il ne faut pas oublier de changer dans le fichier </text:span><text:a xlink:type="simple" xlink:href="https://www.commentcamarche.net/contents/#passwd" text:style-name="Internet_20_link" text:visited-style-name="Visited_20_Internet_20_Link"><text:span text:style-name="T14">/etc/passwd</text:span></text:a><text:span text:style-name="T9"> les numéros (GID) du groupe supprimé, si des utilisateurs y appartenaient. Il est également essentiel de chercher les fichiers et répertoires de ce groupe pour le changer (dans le cas contraire les fichiers et répertoires riquent d'être inaccessibles).</text:span></text:p>
        </text:list-item>
      </text:list>
      <text:p text:style-name="P7"><text:bookmark text:name="la-personnalisation-du-shell"/></text:p>
      <text:h text:style-name="P12" text:outline-level="2">La personnalisation du shell</text:h>
      <text:p text:style-name="P9">Le fichier <text:span text:style-name="T18">/etc/profile</text:span> permet de configurer le Shell. Il concerne tous les utilisateurs. </text:p>
      <text:p text:style-name="P9">On y trouve tout d'abord les variables du Shell telles que OPENWINHOME, PATH, ... <text:line-break/><text:line-break/>Ensuite, le type de terminal et la variable TERM sont définis en conséquence. Une partie est consacrée au prompt du Shell, enfin une dernière permet la définition des couleurs de la commande <text:span text:style-name="T19">ls</text:span>. </text:p>
      <text:p text:style-name="P9">Au démarrage de Linux, il est agréable d'avoir le pavé numérique allumé, ce qui n'est pas le cas par défaut. <text:line-break/><text:line-break/>Il y a donc quelques lignes à rajouter au fichier /etc/profile qui sont: </text:p>
      <table:table table:name="Table3" table:style-name="Table3">
        <table:table-column table:style-name="Table3.A"/>
        <table:table-row>
          <table:table-cell table:style-name="Table3.A1" office:value-type="string">
            <text:p text:style-name="P14">INITTY=/dev/tty[1-7]</text:p>
          </table:table-cell>
        </table:table-row>
        <table:table-row>
          <table:table-cell table:style-name="Table3.A1" office:value-type="string">
            <text:p text:style-name="P14">for tty in $INITTY;</text:p>
          </table:table-cell>
        </table:table-row>
        <text:soft-page-break/>
        <table:table-row>
          <table:table-cell table:style-name="Table3.A1" office:value-type="string">
            <text:p text:style-name="P14">do setleds -D +num &lt; $tty</text:p>
          </table:table-cell>
        </table:table-row>
        <table:table-row>
          <table:table-cell table:style-name="Table3.A1" office:value-type="string">
            <text:p text:style-name="P14">done</text:p>
          </table:table-cell>
        </table:table-row>
      </table:table>
      <text:p text:style-name="Text_20_body"><text:line-break/></text:p>
      <text:p text:style-name="P9">Lors de la connexion au Shell, la première chose qui apparaît est le <text:span text:style-name="T18">prompt</text:span>, celui-ci peut être configuré au gré de l'utilisateur. <text:line-break/><text:line-break/>Si l'administrateur veut avoir un prompt qui se nomme : "<text:span text:style-name="T18">Bonjour#</text:span>", il lui suffit alors d'éditer le fichier <text:span text:style-name="T18">/etc/profile</text:span>. Celui-ci contient une variable appelée <text:span text:style-name="T18">PS1</text:span>. Toutes les lignes concernant cette variable doivent alors être précédées d'un dièze: <text:span text:style-name="T18">#</text:span>. Il s'agit alors d'ajouter la ligne <text:span text:style-name="T18">PS1='Bonjour#'</text:span>. </text:p>
      <text:p text:style-name="P9">Il ne reste plus qu'à sauvegarder et se relogger. On peut alors apercevoir quelques changements. <text:line-break/><text:line-break/><text:span text:style-name="T18">Astuce</text:span>: laisser un blanc après le prompt pour une meilleure lisibilité. Il est également possible d'utiliser des variables dans le prompt (pour afficher par exemple l'heure ou le nom de la machine...) : <text:line-break/></text:p>
      <table:table table:name="Table4" table:style-name="Table4">
        <table:table-column table:style-name="Table4.A"/>
        <table:table-column table:style-name="Table4.B"/>
        <table:table-row>
          <table:table-cell table:style-name="Table4.A1" office:value-type="string">
            <text:p text:style-name="P14">\d</text:p>
          </table:table-cell>
          <table:table-cell table:style-name="Table4.A1" office:value-type="string">
            <text:p text:style-name="Table_20_Contents">pour ajouter la date (format anglais)</text:p>
          </table:table-cell>
        </table:table-row>
        <table:table-row>
          <table:table-cell table:style-name="Table4.A1" office:value-type="string">
            <text:p text:style-name="P14">\t</text:p>
          </table:table-cell>
          <table:table-cell table:style-name="Table4.A1" office:value-type="string">
            <text:p text:style-name="Table_20_Contents">pour ajouter l'heure (HH:MM:SS)</text:p>
          </table:table-cell>
        </table:table-row>
        <table:table-row>
          <table:table-cell table:style-name="Table4.A1" office:value-type="string">
            <text:p text:style-name="P14">\u</text:p>
          </table:table-cell>
          <table:table-cell table:style-name="Table4.A1" office:value-type="string">
            <text:p text:style-name="Table_20_Contents">pour ajouter le nom de l'utilisateur</text:p>
          </table:table-cell>
        </table:table-row>
        <table:table-row>
          <table:table-cell table:style-name="Table4.A1" office:value-type="string">
            <text:p text:style-name="P14">\r</text:p>
          </table:table-cell>
          <table:table-cell table:style-name="Table4.A1" office:value-type="string">
            <text:p text:style-name="Table_20_Contents">pour un retour à la ligne</text:p>
          </table:table-cell>
        </table:table-row>
        <table:table-row>
          <table:table-cell table:style-name="Table4.A1" office:value-type="string">
            <text:p text:style-name="P14">\w</text:p>
          </table:table-cell>
          <table:table-cell table:style-name="Table4.A1" office:value-type="string">
            <text:p text:style-name="Table_20_Contents">pour ajouter le chemin complet du répertoire courant</text:p>
          </table:table-cell>
        </table:table-row>
        <table:table-row>
          <table:table-cell table:style-name="Table4.A1" office:value-type="string">
            <text:p text:style-name="P14">\W</text:p>
          </table:table-cell>
          <table:table-cell table:style-name="Table4.A1" office:value-type="string">
            <text:p text:style-name="Table_20_Contents">pour ajouter le répertoire courant</text:p>
          </table:table-cell>
        </table:table-row>
        <table:table-row>
          <table:table-cell table:style-name="Table4.A1" office:value-type="string">
            <text:p text:style-name="P14">\h</text:p>
          </table:table-cell>
          <table:table-cell table:style-name="Table4.A1" office:value-type="string">
            <text:p text:style-name="Table_20_Contents">pour ajouter le nom de la machine</text:p>
          </table:table-cell>
        </table:table-row>
      </table:table>
      <text:p text:style-name="P8"><text:line-break/><text:line-break/><text:span text:style-name="T9">La couleur peut également être changée. Pour ceci, il faut utiliser la variable </text:span><text:span text:style-name="T10">PS1</text:span><text:span text:style-name="T12"> </text:span><text:span text:style-name="T9">comme ceci: </text:span><text:span text:style-name="T10">PS1='\[\033[num_couleurm]prompt_voulu\033[0m]'</text:span><text:span text:style-name="T12"> </text:span></text:p>
      <text:p text:style-name="P9">Le numéro de la couleur sera pris dans la liste suivante : </text:p>
      <table:table table:name="Table5" table:style-name="Table5">
        <table:table-column table:style-name="Table5.A"/>
        <table:table-column table:style-name="Table5.B"/>
        <table:table-row>
          <table:table-cell table:style-name="Table5.A1" office:value-type="string">
            <text:p text:style-name="P14">Noir</text:p>
          </table:table-cell>
          <table:table-cell table:style-name="Table5.A1" office:value-type="string">
            <text:p text:style-name="Table_20_Contents">0;30</text:p>
          </table:table-cell>
        </table:table-row>
        <table:table-row>
          <table:table-cell table:style-name="Table5.A1" office:value-type="string">
            <text:p text:style-name="P14">Rouge</text:p>
          </table:table-cell>
          <table:table-cell table:style-name="Table5.A1" office:value-type="string">
            <text:p text:style-name="Table_20_Contents">0;31</text:p>
          </table:table-cell>
        </table:table-row>
        <table:table-row>
          <table:table-cell table:style-name="Table5.A1" office:value-type="string">
            <text:p text:style-name="P14">Vert</text:p>
          </table:table-cell>
          <table:table-cell table:style-name="Table5.A1" office:value-type="string">
            <text:p text:style-name="Table_20_Contents">0;32</text:p>
          </table:table-cell>
        </table:table-row>
        <table:table-row>
          <table:table-cell table:style-name="Table5.A1" office:value-type="string">
            <text:p text:style-name="P14">Brun</text:p>
          </table:table-cell>
          <table:table-cell table:style-name="Table5.A1" office:value-type="string">
            <text:p text:style-name="Table_20_Contents">0;33</text:p>
          </table:table-cell>
        </table:table-row>
        <text:soft-page-break/>
        <table:table-row>
          <table:table-cell table:style-name="Table5.A1" office:value-type="string">
            <text:p text:style-name="P14">Bleu</text:p>
          </table:table-cell>
          <table:table-cell table:style-name="Table5.A1" office:value-type="string">
            <text:p text:style-name="Table_20_Contents">0;34</text:p>
          </table:table-cell>
        </table:table-row>
        <table:table-row>
          <table:table-cell table:style-name="Table5.A1" office:value-type="string">
            <text:p text:style-name="P14">Violet</text:p>
          </table:table-cell>
          <table:table-cell table:style-name="Table5.A1" office:value-type="string">
            <text:p text:style-name="Table_20_Contents">0;35</text:p>
          </table:table-cell>
        </table:table-row>
        <table:table-row>
          <table:table-cell table:style-name="Table5.A1" office:value-type="string">
            <text:p text:style-name="P14">Cyan</text:p>
          </table:table-cell>
          <table:table-cell table:style-name="Table5.A1" office:value-type="string">
            <text:p text:style-name="Table_20_Contents">0;36</text:p>
          </table:table-cell>
        </table:table-row>
        <table:table-row>
          <table:table-cell table:style-name="Table5.A1" office:value-type="string">
            <text:p text:style-name="P14">Gris Clair</text:p>
          </table:table-cell>
          <table:table-cell table:style-name="Table5.A1" office:value-type="string">
            <text:p text:style-name="Table_20_Contents">0;37</text:p>
          </table:table-cell>
        </table:table-row>
        <table:table-row>
          <table:table-cell table:style-name="Table5.A1" office:value-type="string">
            <text:p text:style-name="P14">Gris</text:p>
          </table:table-cell>
          <table:table-cell table:style-name="Table5.A1" office:value-type="string">
            <text:p text:style-name="Table_20_Contents">1;30</text:p>
          </table:table-cell>
        </table:table-row>
        <table:table-row>
          <table:table-cell table:style-name="Table5.A1" office:value-type="string">
            <text:p text:style-name="P14">Rose</text:p>
          </table:table-cell>
          <table:table-cell table:style-name="Table5.A1" office:value-type="string">
            <text:p text:style-name="Table_20_Contents">1;31</text:p>
          </table:table-cell>
        </table:table-row>
        <table:table-row>
          <table:table-cell table:style-name="Table5.A1" office:value-type="string">
            <text:p text:style-name="P14">Vert Clair</text:p>
          </table:table-cell>
          <table:table-cell table:style-name="Table5.A1" office:value-type="string">
            <text:p text:style-name="Table_20_Contents">1;32</text:p>
          </table:table-cell>
        </table:table-row>
        <table:table-row>
          <table:table-cell table:style-name="Table5.A1" office:value-type="string">
            <text:p text:style-name="P14">Brun Clair</text:p>
          </table:table-cell>
          <table:table-cell table:style-name="Table5.A1" office:value-type="string">
            <text:p text:style-name="Table_20_Contents">1;33</text:p>
          </table:table-cell>
        </table:table-row>
        <table:table-row>
          <table:table-cell table:style-name="Table5.A1" office:value-type="string">
            <text:p text:style-name="P14">Bleu Clair</text:p>
          </table:table-cell>
          <table:table-cell table:style-name="Table5.A1" office:value-type="string">
            <text:p text:style-name="Table_20_Contents">1;34</text:p>
          </table:table-cell>
        </table:table-row>
        <table:table-row>
          <table:table-cell table:style-name="Table5.A1" office:value-type="string">
            <text:p text:style-name="P14">Violet Clair</text:p>
          </table:table-cell>
          <table:table-cell table:style-name="Table5.A1" office:value-type="string">
            <text:p text:style-name="Table_20_Contents">1;35</text:p>
          </table:table-cell>
        </table:table-row>
        <table:table-row>
          <table:table-cell table:style-name="Table5.A1" office:value-type="string">
            <text:p text:style-name="P14">Cyan Clair</text:p>
          </table:table-cell>
          <table:table-cell table:style-name="Table5.A1" office:value-type="string">
            <text:p text:style-name="Table_20_Contents">1;36</text:p>
          </table:table-cell>
        </table:table-row>
        <table:table-row>
          <table:table-cell table:style-name="Table5.A1" office:value-type="string">
            <text:p text:style-name="P14">Blanc</text:p>
          </table:table-cell>
          <table:table-cell table:style-name="Table5.A1" office:value-type="string">
            <text:p text:style-name="Table_20_Contents">1;37</text:p>
          </table:table-cell>
        </table:table-row>
      </table:table>
      <text:p text:style-name="Text_20_body"><text:line-break/></text:p>
      <text:p text:style-name="P9">Voici un exemple qui indique l'heure suivie du nom de l'utilisateur en rouge : <text:line-break/><text:line-break/><text:span text:style-name="T18">PS1='\t \[\033[0;31m]\u\033[0m]'</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1:12:49.416665982</meta:creation-date>
    <meta:generator>LibreOffice/6.0.7.3$Linux_X86_64 LibreOffice_project/00m0$Build-3</meta:generator>
    <dc:date>2019-04-10T14:34:40.979408554</dc:date>
    <meta:editing-duration>PT19M16S</meta:editing-duration>
    <meta:editing-cycles>5</meta:editing-cycles>
    <meta:document-statistic meta:table-count="5" meta:image-count="0" meta:object-count="0" meta:page-count="6" meta:paragraph-count="126" meta:word-count="1390" meta:character-count="9117" meta:non-whitespace-character-count="7803"/>
  </office:meta>
</office:document-meta>
</file>